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content.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1"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3097in" fo:margin-top="0in" fo:margin-bottom="0in" table:align="center" style:writing-mode="lr-tb"/>
    </style:style>
    <style:style style:name="Table1.A" style:family="table-column">
      <style:table-column-properties style:column-width="1.3188in"/>
    </style:style>
    <style:style style:name="Table1.B" style:family="table-column">
      <style:table-column-properties style:column-width="0.9715in"/>
    </style:style>
    <style:style style:name="Table1.C" style:family="table-column">
      <style:table-column-properties style:column-width="1.2451in"/>
    </style:style>
    <style:style style:name="Table1.D" style:family="table-column">
      <style:table-column-properties style:column-width="0.9021in"/>
    </style:style>
    <style:style style:name="Table1.E" style:family="table-column">
      <style:table-column-properties style:column-width="0.9708in"/>
    </style:style>
    <style:style style:name="Table1.F" style:family="table-column">
      <style:table-column-properties style:column-width="0.9007in"/>
    </style:style>
    <style:style style:name="Table1.1" style:family="table-row">
      <style:table-row-properties fo:keep-together="auto"/>
    </style:style>
    <style:style style:name="Table1.A1" style:family="table-cell">
      <style:table-cell-properties style:vertical-align="middle" fo:padding-left="0.0785in" fo:padding-right="0.075in" fo:padding-top="0in" fo:padding-bottom="0in" fo:border="0.5pt solid #00000a"/>
    </style:style>
    <style:style style:name="Table1.B1" style:family="table-cell">
      <style:table-cell-properties fo:padding-left="0.0785in" fo:padding-right="0.075in" fo:padding-top="0in" fo:padding-bottom="0in" fo:border="0.5pt solid #00000a"/>
    </style:style>
    <style:style style:name="Table1.F1" style:family="table-cell">
      <style:table-cell-properties fo:padding-left="0.0785in" fo:padding-right="0.075in" fo:padding-top="0in" fo:padding-bottom="0in" fo:border="0.5pt solid #00000a"/>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F2" style:family="table-cell">
      <style:table-cell-properties fo:padding-left="0.0785in" fo:padding-right="0.075in" fo:padding-top="0in" fo:padding-bottom="0in" fo:border="0.5pt solid #00000a"/>
    </style:style>
    <style:style style:name="Table1.C3" style:family="table-cell">
      <style:table-cell-properties fo:padding-left="0.0785in" fo:padding-right="0.075in" fo:padding-top="0in" fo:padding-bottom="0in" fo:border="0.5pt solid #00000a"/>
    </style:style>
    <style:style style:name="Table1.F3" style:family="table-cell">
      <style:table-cell-properties fo:padding-left="0.0785in" fo:padding-right="0.075in" fo:padding-top="0in" fo:padding-bottom="0in" fo:border="0.5pt solid #00000a"/>
    </style:style>
    <style:style style:name="Table1.C4" style:family="table-cell">
      <style:table-cell-properties fo:padding-left="0.0785in" fo:padding-right="0.075in" fo:padding-top="0in" fo:padding-bottom="0in" fo:border="0.5pt solid #00000a"/>
    </style:style>
    <style:style style:name="Table1.F4" style:family="table-cell">
      <style:table-cell-properties fo:padding-left="0.0785in" fo:padding-right="0.075in" fo:padding-top="0in" fo:padding-bottom="0in" fo:border="0.5pt solid #00000a"/>
    </style:style>
    <style:style style:name="Table1.C5" style:family="table-cell">
      <style:table-cell-properties fo:padding-left="0.0785in" fo:padding-right="0.075in" fo:padding-top="0in" fo:padding-bottom="0in" fo:border="0.5pt solid #00000a"/>
    </style:style>
    <style:style style:name="Table1.F5" style:family="table-cell">
      <style:table-cell-properties fo:padding-left="0.0785in" fo:padding-right="0.075in" fo:padding-top="0in" fo:padding-bottom="0in" fo:border="0.5pt solid #00000a"/>
    </style:style>
    <style:style style:name="Table1.A6" style:family="table-cell">
      <style:table-cell-properties fo:padding-left="0.0785in" fo:padding-right="0.075in" fo:padding-top="0in" fo:padding-bottom="0in" fo:border="0.5pt solid #00000a"/>
    </style:style>
    <style:style style:name="Table1.B6" style:family="table-cell">
      <style:table-cell-properties fo:padding-left="0.0785in" fo:padding-right="0.075in" fo:padding-top="0in" fo:padding-bottom="0in" fo:border="0.5pt solid #00000a"/>
    </style:style>
    <style:style style:name="Table1.C6" style:family="table-cell">
      <style:table-cell-properties fo:padding-left="0.0785in" fo:padding-right="0.075in" fo:padding-top="0in" fo:padding-bottom="0in" fo:border="0.5pt solid #00000a"/>
    </style:style>
    <style:style style:name="Table1.D6" style:family="table-cell">
      <style:table-cell-properties fo:padding-left="0.0785in" fo:padding-right="0.075in" fo:padding-top="0in" fo:padding-bottom="0in" fo:border="0.5pt solid #00000a"/>
    </style:style>
    <style:style style:name="Table1.E6" style:family="table-cell">
      <style:table-cell-properties fo:padding-left="0.0785in" fo:padding-right="0.075in" fo:padding-top="0in" fo:padding-bottom="0in" fo:border="0.5pt solid #00000a"/>
    </style:style>
    <style:style style:name="Table1.F6" style:family="table-cell">
      <style:table-cell-properties fo:padding-left="0.0785in" fo:padding-right="0.075in" fo:padding-top="0in" fo:padding-bottom="0in" fo:border="0.5pt solid #00000a"/>
    </style:style>
    <style:style style:name="Table1.C7" style:family="table-cell">
      <style:table-cell-properties fo:padding-left="0.0785in" fo:padding-right="0.075in" fo:padding-top="0in" fo:padding-bottom="0in" fo:border="0.5pt solid #00000a"/>
    </style:style>
    <style:style style:name="Table1.F7" style:family="table-cell">
      <style:table-cell-properties fo:padding-left="0.0785in" fo:padding-right="0.075in" fo:padding-top="0in" fo:padding-bottom="0in" fo:border="0.5pt solid #00000a"/>
    </style:style>
    <style:style style:name="Table1.C8" style:family="table-cell">
      <style:table-cell-properties fo:padding-left="0.0785in" fo:padding-right="0.075in" fo:padding-top="0in" fo:padding-bottom="0in" fo:border="0.5pt solid #00000a"/>
    </style:style>
    <style:style style:name="Table1.F8" style:family="table-cell">
      <style:table-cell-properties fo:padding-left="0.0785in" fo:padding-right="0.075in" fo:padding-top="0in" fo:padding-bottom="0in" fo:border="0.5pt solid #00000a"/>
    </style:style>
    <style:style style:name="Table1.C9" style:family="table-cell">
      <style:table-cell-properties fo:padding-left="0.0785in" fo:padding-right="0.075in" fo:padding-top="0in" fo:padding-bottom="0in" fo:border="0.5pt solid #00000a"/>
    </style:style>
    <style:style style:name="Table1.F9" style:family="table-cell">
      <style:table-cell-properties fo:padding-left="0.0785in" fo:padding-right="0.075in" fo:padding-top="0in" fo:padding-bottom="0in" fo:border="0.5pt solid #00000a"/>
    </style:style>
    <style:style style:name="Table1.C10" style:family="table-cell">
      <style:table-cell-properties fo:padding-left="0.0785in" fo:padding-right="0.075in" fo:padding-top="0in" fo:padding-bottom="0in" fo:border="0.5pt solid #00000a"/>
    </style:style>
    <style:style style:name="Table1.F10" style:family="table-cell">
      <style:table-cell-properties fo:padding-left="0.0785in" fo:padding-right="0.075in" fo:padding-top="0in" fo:padding-bottom="0in" fo:border="0.5pt solid #00000a"/>
    </style:style>
    <style:style style:name="Table1.F11" style:family="table-cell">
      <style:table-cell-properties fo:padding-left="0.0785in" fo:padding-right="0.075in" fo:padding-top="0in" fo:padding-bottom="0in" fo:border="0.5pt solid #00000a"/>
    </style:style>
    <style:style style:name="Table1.C12" style:family="table-cell">
      <style:table-cell-properties fo:padding-left="0.0785in" fo:padding-right="0.075in" fo:padding-top="0in" fo:padding-bottom="0in" fo:border="0.5pt solid #00000a"/>
    </style:style>
    <style:style style:name="Table1.F12" style:family="table-cell">
      <style:table-cell-properties fo:padding-left="0.0785in" fo:padding-right="0.075in" fo:padding-top="0in" fo:padding-bottom="0in" fo:border="0.5pt solid #00000a"/>
    </style:style>
    <style:style style:name="Table1.C13" style:family="table-cell">
      <style:table-cell-properties fo:padding-left="0.0785in" fo:padding-right="0.075in" fo:padding-top="0in" fo:padding-bottom="0in" fo:border="0.5pt solid #00000a"/>
    </style:style>
    <style:style style:name="Table1.F13" style:family="table-cell">
      <style:table-cell-properties fo:padding-left="0.0785in" fo:padding-right="0.075in" fo:padding-top="0in" fo:padding-bottom="0in" fo:border="0.5pt solid #00000a"/>
    </style:style>
    <style:style style:name="Table1.C14" style:family="table-cell">
      <style:table-cell-properties fo:padding-left="0.0785in" fo:padding-right="0.075in" fo:padding-top="0in" fo:padding-bottom="0in" fo:border="0.5pt solid #00000a"/>
    </style:style>
    <style:style style:name="Table1.F14" style:family="table-cell">
      <style:table-cell-properties fo:padding-left="0.0785in" fo:padding-right="0.075in" fo:padding-top="0in" fo:padding-bottom="0in" fo:border="0.5pt solid #00000a"/>
    </style:style>
    <style:style style:name="Table1.C15" style:family="table-cell">
      <style:table-cell-properties fo:padding-left="0.0785in" fo:padding-right="0.075in" fo:padding-top="0in" fo:padding-bottom="0in" fo:border="0.5pt solid #00000a"/>
    </style:style>
    <style:style style:name="Table1.F15" style:family="table-cell">
      <style:table-cell-properties fo:padding-left="0.0785in" fo:padding-right="0.075in" fo:padding-top="0in" fo:padding-bottom="0in" fo:border="0.5pt solid #00000a"/>
    </style:style>
    <style:style style:name="Table1.C16" style:family="table-cell">
      <style:table-cell-properties fo:padding-left="0.0785in" fo:padding-right="0.075in" fo:padding-top="0in" fo:padding-bottom="0in" fo:border="0.5pt solid #00000a"/>
    </style:style>
    <style:style style:name="Table1.F16" style:family="table-cell">
      <style:table-cell-properties fo:padding-left="0.0785in" fo:padding-right="0.075in" fo:padding-top="0in" fo:padding-bottom="0in" fo:border="0.5pt solid #00000a"/>
    </style:style>
    <style:style style:name="Table1.C17" style:family="table-cell">
      <style:table-cell-properties fo:padding-left="0.0785in" fo:padding-right="0.075in" fo:padding-top="0in" fo:padding-bottom="0in" fo:border="0.5pt solid #00000a"/>
    </style:style>
    <style:style style:name="Table1.F17" style:family="table-cell">
      <style:table-cell-properties fo:padding-left="0.0785in" fo:padding-right="0.075in" fo:padding-top="0in" fo:padding-bottom="0in" fo:border="0.5pt solid #00000a"/>
    </style:style>
    <style:style style:name="Table1.C18" style:family="table-cell">
      <style:table-cell-properties fo:padding-left="0.0785in" fo:padding-right="0.075in" fo:padding-top="0in" fo:padding-bottom="0in" fo:border="0.5pt solid #00000a"/>
    </style:style>
    <style:style style:name="Table1.F18" style:family="table-cell">
      <style:table-cell-properties fo:padding-left="0.0785in" fo:padding-right="0.075in" fo:padding-top="0in" fo:padding-bottom="0in" fo:border="0.5pt solid #00000a"/>
    </style:style>
    <style:style style:name="Table1.C19" style:family="table-cell">
      <style:table-cell-properties fo:padding-left="0.0785in" fo:padding-right="0.075in" fo:padding-top="0in" fo:padding-bottom="0in" fo:border="0.5pt solid #00000a"/>
    </style:style>
    <style:style style:name="Table1.F19" style:family="table-cell">
      <style:table-cell-properties fo:padding-left="0.0785in" fo:padding-right="0.075in" fo:padding-top="0in" fo:padding-bottom="0in" fo:border="0.5pt solid #00000a"/>
    </style:style>
    <style:style style:name="Table1.C20" style:family="table-cell">
      <style:table-cell-properties fo:padding-left="0.0785in" fo:padding-right="0.075in" fo:padding-top="0in" fo:padding-bottom="0in" fo:border="0.5pt solid #00000a"/>
    </style:style>
    <style:style style:name="Table1.F20" style:family="table-cell">
      <style:table-cell-properties fo:padding-left="0.0785in" fo:padding-right="0.075in" fo:padding-top="0in" fo:padding-bottom="0in" fo:border="0.5pt solid #00000a"/>
    </style:style>
    <style:style style:name="Table1.C21" style:family="table-cell">
      <style:table-cell-properties fo:padding-left="0.0785in" fo:padding-right="0.075in" fo:padding-top="0in" fo:padding-bottom="0in" fo:border="0.5pt solid #00000a"/>
    </style:style>
    <style:style style:name="Table1.F21" style:family="table-cell">
      <style:table-cell-properties fo:padding-left="0.0785in" fo:padding-right="0.075in" fo:padding-top="0in" fo:padding-bottom="0in" fo:border="0.5pt solid #00000a"/>
    </style:style>
    <style:style style:name="P1" style:family="paragraph" style:parent-style-name="Standard">
      <style:text-properties style:font-name-asian="F"/>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fo:text-align="center" style:justify-single-word="false"/>
    </style:style>
    <style:style style:name="P4" style:family="paragraph" style:parent-style-name="Standard">
      <loext:graphic-properties draw:fill="solid" draw:fill-color="#d0cece"/>
      <style:paragraph-properties fo:margin-top="0in" fo:margin-bottom="0in" loext:contextual-spacing="false" fo:line-height="100%" fo:background-color="#d0cece"/>
    </style:style>
    <style:style style:name="P5" style:family="paragraph" style:parent-style-name="Standard">
      <style:paragraph-properties fo:margin-top="0in" fo:margin-bottom="0in" loext:contextual-spacing="false" fo:line-height="100%"/>
      <style:text-properties style:font-name="Times New Roman" fo:font-size="10pt" fo:font-weight="bold" style:font-size-asian="10pt" style:font-weight-asian="bold" style:font-name-complex="Times New Roman1"/>
    </style:style>
    <style:style style:name="P6" style:family="paragraph" style:parent-style-name="Standard">
      <style:paragraph-properties fo:margin-top="0in" fo:margin-bottom="0in" loext:contextual-spacing="false" fo:line-height="100%" fo:text-align="center" style:justify-single-word="false"/>
      <style:text-properties style:font-name="Times New Roman" fo:font-size="10pt" fo:font-weight="bold" style:font-size-asian="10pt" style:font-weight-asian="bold" style:font-name-complex="Times New Roman1"/>
    </style:style>
    <style:style style:name="P7" style:family="paragraph" style:parent-style-name="Standard">
      <style:paragraph-properties fo:margin-top="0in" fo:margin-bottom="0in" loext:contextual-spacing="false" fo:line-height="100%"/>
      <style:text-properties style:font-name="Times New Roman" fo:font-size="10pt" style:font-size-asian="10pt" style:font-name-complex="Times New Roman1" style:font-size-complex="10pt"/>
    </style:style>
    <style:style style:name="P8" style:family="paragraph" style:parent-style-name="Standard">
      <loext:graphic-properties draw:fill="solid" draw:fill-color="#d0cece"/>
      <style:paragraph-properties fo:margin-top="0in" fo:margin-bottom="0in" loext:contextual-spacing="false" fo:line-height="100%" fo:background-color="#d0cece"/>
      <style:text-properties style:font-name="Courier New" fo:font-size="10pt" style:font-name-asian="F" style:font-size-asian="10pt" style:font-name-complex="Courier New2"/>
    </style:style>
    <style:style style:name="P9" style:family="paragraph" style:parent-style-name="Standard" style:list-style-name="">
      <style:paragraph-properties fo:margin-top="0.1945in" fo:margin-bottom="0.1945in" loext:contextual-spacing="false" fo:line-height="100%"/>
    </style:style>
    <style:style style:name="P10" style:family="paragraph" style:parent-style-name="Standard" style:list-style-name="WWNum1">
      <style:paragraph-properties fo:margin-top="0.1945in" fo:margin-bottom="0.1945in" loext:contextual-spacing="false" fo:line-height="100%"/>
    </style:style>
    <style:style style:name="P11" style:family="paragraph" style:parent-style-name="Standard" style:list-style-name="WWNum2">
      <style:paragraph-properties fo:margin-top="0.1945in" fo:margin-bottom="0.1945in" loext:contextual-spacing="false" fo:line-height="100%"/>
    </style:style>
    <style:style style:name="P12" style:family="paragraph" style:parent-style-name="Standard" style:list-style-name="WWNum3">
      <style:paragraph-properties fo:margin-top="0.1945in" fo:margin-bottom="0.1945in" loext:contextual-spacing="false" fo:line-height="100%"/>
    </style:style>
    <style:style style:name="P13" style:family="paragraph" style:parent-style-name="Standard" style:list-style-name="WWNum4">
      <style:paragraph-properties fo:margin-top="0.1945in" fo:margin-bottom="0.1945in" loext:contextual-spacing="false" fo:line-height="100%"/>
    </style:style>
    <style:style style:name="P14" style:family="paragraph" style:parent-style-name="Standard" style:list-style-name="WWNum5">
      <style:paragraph-properties fo:margin-top="0.1945in" fo:margin-bottom="0.1945in" loext:contextual-spacing="false" fo:line-height="100%"/>
    </style:style>
    <style:style style:name="P15" style:family="paragraph" style:parent-style-name="Standard" style:list-style-name="WWNum6">
      <style:paragraph-properties fo:margin-top="0.1945in" fo:margin-bottom="0.1945in" loext:contextual-spacing="false" fo:line-height="100%"/>
    </style:style>
    <style:style style:name="P16" style:family="paragraph" style:parent-style-name="Standard" style:list-style-name="WWNum7">
      <style:paragraph-properties fo:margin-top="0.1945in" fo:margin-bottom="0.1945in" loext:contextual-spacing="false" fo:line-height="100%"/>
    </style:style>
    <style:style style:name="P17" style:family="paragraph" style:parent-style-name="Standard" style:master-page-name="Standard">
      <style:paragraph-properties style:page-number="auto"/>
    </style:style>
    <style:style style:name="T1" style:family="text">
      <style:text-properties style:font-name="Times New Roman" fo:font-size="10pt" fo:font-weight="bold" style:font-size-asian="10pt" style:font-weight-asian="bold" style:font-name-complex="Times New Roman1"/>
    </style:style>
    <style:style style:name="T2" style:family="text">
      <style:text-properties style:font-name="Times New Roman" fo:font-size="10pt" style:font-size-asian="10pt" style:font-name-complex="Times New Roman1" style:font-size-complex="10pt"/>
    </style:style>
    <style:style style:name="T3" style:family="text">
      <style:text-properties style:font-name="Times New Roman" fo:font-size="10pt" style:font-name-asian="Times New Roman1" style:font-size-asian="10pt" style:font-name-complex="Times New Roman1" style:font-size-complex="10pt"/>
    </style:style>
    <style:style style:name="T4" style:family="text">
      <style:text-properties style:font-name="Times New Roman" fo:font-size="24pt" fo:font-weight="bold" style:letter-kerning="true" style:font-name-asian="Times New Roman1" style:font-size-asian="24pt" style:font-weight-asian="bold" style:font-name-complex="Times New Roman1" style:font-size-complex="24pt" style:font-weight-complex="bold"/>
    </style:style>
    <style:style style:name="T5" style:family="text">
      <style:text-properties style:font-name-asian="Times New Roman1"/>
    </style:style>
    <style:style style:name="T6" style:family="text">
      <style:text-properties style:font-name-asian="F"/>
    </style:style>
    <style:style style:name="T7" style:family="text">
      <style:text-properties style:font-name="Courier New" fo:font-size="10pt" style:font-name-asian="F" style:font-size-asian="10pt" style:font-name-complex="Courier New2"/>
    </style:style>
    <style:style style:name="T8" style:family="text">
      <style:text-properties style:font-name="Courier New" fo:font-size="10pt" style:font-size-asian="10pt" style:font-name-complex="Courier New2"/>
    </style:style>
    <style:style style:name="T9" style:family="text">
      <style:text-properties fo:font-style="italic" style:font-style-asian="italic" style:font-style-complex="italic"/>
    </style:style>
    <style:style style:name="T10" style:family="text">
      <style:text-properties fo:font-style="italic" style:font-name-asian="F" style:font-style-asian="italic" style:font-style-complex="italic"/>
    </style:style>
    <style:style style:name="T11" style:family="text">
      <style:text-properties style:text-position="sub 58%"/>
    </style:style>
    <style:style style:name="T12" style:family="text">
      <style:text-properties style:text-position="sub 58%" fo:font-style="italic" style:font-style-asian="italic" style:font-style-complex="italic"/>
    </style:style>
    <style:style style:name="T13" style:family="text">
      <style:text-properties fo:font-weight="bold" style:font-weight-asian="bold" style:font-weight-complex="bold"/>
    </style:style>
    <style:style style:name="fr1"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rows-spanned="2" office:value-type="string">
            <text:p text:style-name="P2"><text:span text:style-name="T1">Material</text:span></text:p>
          </table:table-cell>
          <table:table-cell table:style-name="Table1.B1" office:value-type="string">
            <text:p text:style-name="P6"/>
          </table:table-cell>
          <table:table-cell table:style-name="Table1.A1" table:number-columns-spanned="3" office:value-type="string">
            <text:p text:style-name="P3"><text:span text:style-name="T1">Hounsfield Unit</text:span></text:p>
          </table:table-cell>
          <table:covered-table-cell/>
          <table:covered-table-cell/>
          <table:table-cell table:style-name="Table1.F1" office:value-type="string">
            <text:p text:style-name="P6"/>
          </table:table-cell>
        </table:table-row>
        <table:table-row table:style-name="Table1.1">
          <table:covered-table-cell/>
          <table:table-cell table:style-name="Table1.B2" office:value-type="string">
            <text:p text:style-name="P6"/>
          </table:table-cell>
          <table:table-cell table:style-name="Table1.C2" office:value-type="string">
            <text:p text:style-name="P3"><text:span text:style-name="T1">www.radgray.com</text:span></text:p>
          </table:table-cell>
          <table:table-cell table:style-name="Table1.A1" office:value-type="string">
            <text:p text:style-name="P3"><text:span text:style-name="T1">Wikipedia</text:span></text:p>
          </table:table-cell>
          <table:table-cell table:style-name="Table1.A1" office:value-type="string">
            <text:p text:style-name="P3"><text:span text:style-name="T1">www.odec.ca</text:span></text:p>
          </table:table-cell>
          <table:table-cell table:style-name="Table1.F2" office:value-type="string">
            <text:p text:style-name="P6"/>
          </table:table-cell>
        </table:table-row>
        <table:table-row table:style-name="Table1.1">
          <table:table-cell table:style-name="Table1.A1" office:value-type="string">
            <text:p text:style-name="P2"><text:span text:style-name="T2">Air</text:span></text:p>
          </table:table-cell>
          <table:table-cell table:style-name="Table1.A1" office:value-type="string">
            <text:p text:style-name="P2"><text:span text:style-name="T2">-1000</text:span></text:p>
          </table:table-cell>
          <table:table-cell table:style-name="Table1.C3" office:value-type="string">
            <text:p text:style-name="P2"><text:span text:style-name="T2">-1000</text:span></text:p>
          </table:table-cell>
          <table:table-cell table:style-name="Table1.A1" office:value-type="string">
            <text:p text:style-name="P2"><text:span text:style-name="T2">-1000</text:span></text:p>
          </table:table-cell>
          <table:table-cell table:style-name="Table1.A1" office:value-type="string">
            <text:p text:style-name="P2"><text:span text:style-name="T2">-1000</text:span></text:p>
          </table:table-cell>
          <table:table-cell table:style-name="Table1.F3" office:value-type="string">
            <text:p text:style-name="P7"/>
          </table:table-cell>
        </table:table-row>
        <table:table-row table:style-name="Table1.1">
          <table:table-cell table:style-name="Table1.A1" office:value-type="string">
            <text:p text:style-name="P2"><text:span text:style-name="T2">Lung</text:span></text:p>
          </table:table-cell>
          <table:table-cell table:style-name="Table1.A1" office:value-type="string">
            <text:p text:style-name="P2"><text:span text:style-name="T2">-500 to -200</text:span></text:p>
          </table:table-cell>
          <table:table-cell table:style-name="Table1.C4" office:value-type="string">
            <text:p text:style-name="P2"><text:span text:style-name="T3">-950 to -550</text:span></text:p>
          </table:table-cell>
          <table:table-cell table:style-name="Table1.A1" office:value-type="string">
            <text:p text:style-name="P2"><text:span text:style-name="T2">-500</text:span></text:p>
          </table:table-cell>
          <table:table-cell table:style-name="Table1.A1" office:value-type="string">
            <text:p text:style-name="P2"><text:span text:style-name="T2">-600 to -400</text:span></text:p>
          </table:table-cell>
          <table:table-cell table:style-name="Table1.F4" office:value-type="string">
            <text:p text:style-name="P7"/>
          </table:table-cell>
        </table:table-row>
        <table:table-row table:style-name="Table1.1">
          <table:table-cell table:style-name="Table1.A1" office:value-type="string">
            <text:p text:style-name="P2"><text:span text:style-name="T2">Fat</text:span></text:p>
          </table:table-cell>
          <table:table-cell table:style-name="Table1.A1" office:value-type="string">
            <text:p text:style-name="P2"><text:span text:style-name="T2">-200 to -50</text:span></text:p>
          </table:table-cell>
          <table:table-cell table:style-name="Table1.C5" office:value-type="string">
            <text:p text:style-name="P2"><text:span text:style-name="T2">-120</text:span></text:p>
          </table:table-cell>
          <table:table-cell table:style-name="Table1.A1" office:value-type="string">
            <text:p text:style-name="P2"><text:span text:style-name="T2">-100 to -50</text:span></text:p>
          </table:table-cell>
          <table:table-cell table:style-name="Table1.A1" office:value-type="string">
            <text:p text:style-name="P2"><text:span text:style-name="T2">-100 to -40</text:span></text:p>
          </table:table-cell>
          <table:table-cell table:style-name="Table1.F5" office:value-type="string">
            <text:p text:style-name="P2"><text:span text:style-name="T2">-50 to -100</text:span></text:p>
          </table:table-cell>
        </table:table-row>
        <table:table-row table:style-name="Table1.1">
          <table:table-cell table:style-name="Table1.A6" office:value-type="string">
            <text:p text:style-name="P2"><text:span text:style-name="T2">Benign Nodules</text:span></text:p>
          </table:table-cell>
          <table:table-cell table:style-name="Table1.B6" office:value-type="string">
            <text:p text:style-name="P7"/>
          </table:table-cell>
          <table:table-cell table:style-name="Table1.C6" office:value-type="string">
            <text:p text:style-name="P7"/>
          </table:table-cell>
          <table:table-cell table:style-name="Table1.D6" office:value-type="string">
            <text:p text:style-name="P7"/>
          </table:table-cell>
          <table:table-cell table:style-name="Table1.E6" office:value-type="string">
            <text:p text:style-name="P7"/>
          </table:table-cell>
          <table:table-cell table:style-name="Table1.F6" office:value-type="string">
            <text:p text:style-name="P2"><text:span text:style-name="T2">−20 to +96</text:span></text:p>
          </table:table-cell>
        </table:table-row>
        <table:table-row table:style-name="Table1.1">
          <table:table-cell table:style-name="Table1.A1" office:value-type="string">
            <text:p text:style-name="P2"><text:span text:style-name="T2">Malignant Nodules</text:span></text:p>
          </table:table-cell>
          <table:table-cell table:style-name="Table1.A1" office:value-type="string">
            <text:p text:style-name="P7"/>
          </table:table-cell>
          <table:table-cell table:style-name="Table1.C7"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F7" office:value-type="string">
            <text:p text:style-name="P2"><text:span text:style-name="T2">+14 to +165</text:span></text:p>
          </table:table-cell>
        </table:table-row>
        <table:table-row table:style-name="Table1.1">
          <table:table-cell table:style-name="Table1.A1" office:value-type="string">
            <text:p text:style-name="P2"><text:span text:style-name="T2">Water</text:span></text:p>
          </table:table-cell>
          <table:table-cell table:style-name="Table1.A1" office:value-type="string">
            <text:p text:style-name="P2"><text:span text:style-name="T2">0</text:span></text:p>
          </table:table-cell>
          <table:table-cell table:style-name="Table1.C8" office:value-type="string">
            <text:p text:style-name="P2"><text:span text:style-name="T2">0</text:span></text:p>
          </table:table-cell>
          <table:table-cell table:style-name="Table1.A1" office:value-type="string">
            <text:p text:style-name="P2"><text:span text:style-name="T2">0</text:span></text:p>
          </table:table-cell>
          <table:table-cell table:style-name="Table1.A1" office:value-type="string">
            <text:p text:style-name="P2"><text:span text:style-name="T2">0</text:span></text:p>
          </table:table-cell>
          <table:table-cell table:style-name="Table1.F8" office:value-type="string">
            <text:p text:style-name="P7"/>
          </table:table-cell>
        </table:table-row>
        <table:table-row table:style-name="Table1.1">
          <table:table-cell table:style-name="Table1.A1" office:value-type="string">
            <text:p text:style-name="P2"><text:span text:style-name="T2">Calcification</text:span></text:p>
          </table:table-cell>
          <table:table-cell table:style-name="Table1.A1" office:value-type="string">
            <text:p text:style-name="P7"/>
          </table:table-cell>
          <table:table-cell table:style-name="Table1.C9"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F9" office:value-type="string">
            <text:p text:style-name="P2"><text:span text:style-name="T2">+140 to +200</text:span></text:p>
          </table:table-cell>
        </table:table-row>
        <table:table-row table:style-name="Table1.1">
          <table:table-cell table:style-name="Table1.A1" office:value-type="string">
            <text:p text:style-name="P2"><text:span text:style-name="T2">CSF</text:span></text:p>
          </table:table-cell>
          <table:table-cell table:style-name="Table1.A1" office:value-type="string">
            <text:p text:style-name="P7"/>
          </table:table-cell>
          <table:table-cell table:style-name="Table1.C10" office:value-type="string">
            <text:p text:style-name="P7"/>
          </table:table-cell>
          <table:table-cell table:style-name="Table1.A1" office:value-type="string">
            <text:p text:style-name="P2"><text:span text:style-name="T2">+15</text:span></text:p>
          </table:table-cell>
          <table:table-cell table:style-name="Table1.A1" office:value-type="string">
            <text:p text:style-name="P7"/>
          </table:table-cell>
          <table:table-cell table:style-name="Table1.F10" office:value-type="string">
            <text:p text:style-name="P2"><text:span text:style-name="T2">+15</text:span></text:p>
          </table:table-cell>
        </table:table-row>
        <table:table-row table:style-name="Table1.1">
          <table:table-cell table:style-name="Table1.A1" office:value-type="string">
            <text:p text:style-name="P2"><text:span text:style-name="T2">Kidney</text:span></text:p>
          </table:table-cell>
          <table:table-cell table:style-name="Table1.A1" office:value-type="string">
            <text:p text:style-name="P7"/>
          </table:table-cell>
          <table:table-cell table:style-name="Table1.A1" office:value-type="string">
            <text:p text:style-name="P2"><text:span text:style-name="T3">+20 to +40</text:span></text:p>
          </table:table-cell>
          <table:table-cell table:style-name="Table1.A1" office:value-type="string">
            <text:p text:style-name="P2"><text:span text:style-name="T2">+30</text:span></text:p>
          </table:table-cell>
          <table:table-cell table:style-name="Table1.A1" office:value-type="string">
            <text:p text:style-name="P7"/>
          </table:table-cell>
          <table:table-cell table:style-name="Table1.F11" office:value-type="string">
            <text:p text:style-name="P7"/>
          </table:table-cell>
        </table:table-row>
        <table:table-row table:style-name="Table1.1">
          <table:table-cell table:style-name="Table1.A1" office:value-type="string">
            <text:p text:style-name="P2"><text:span text:style-name="T2">Blood</text:span></text:p>
          </table:table-cell>
          <table:table-cell table:style-name="Table1.A1" office:value-type="string">
            <text:p text:style-name="P2"><text:span text:style-name="T2">+25</text:span></text:p>
          </table:table-cell>
          <table:table-cell table:style-name="Table1.C12" office:value-type="string">
            <text:p text:style-name="P7"/>
          </table:table-cell>
          <table:table-cell table:style-name="Table1.A1" office:value-type="string">
            <text:p text:style-name="P2"><text:span text:style-name="T2">+30 to +45</text:span></text:p>
          </table:table-cell>
          <table:table-cell table:style-name="Table1.A1" office:value-type="string">
            <text:p text:style-name="P7"/>
          </table:table-cell>
          <table:table-cell table:style-name="Table1.F12" office:value-type="string">
            <text:p text:style-name="P2"><text:span text:style-name="T2">+40 to +70</text:span></text:p>
          </table:table-cell>
        </table:table-row>
        <table:table-row table:style-name="Table1.1">
          <table:table-cell table:style-name="Table1.A1" office:value-type="string">
            <text:p text:style-name="P2"><text:span text:style-name="T2">Muscle</text:span></text:p>
          </table:table-cell>
          <table:table-cell table:style-name="Table1.A1" office:value-type="string">
            <text:p text:style-name="P2"><text:span text:style-name="T2">+25 to +40</text:span></text:p>
          </table:table-cell>
          <table:table-cell table:style-name="Table1.C13" office:value-type="string">
            <text:p text:style-name="P2"><text:span text:style-name="T2">+30 to +45</text:span></text:p>
          </table:table-cell>
          <table:table-cell table:style-name="Table1.A1" office:value-type="string">
            <text:p text:style-name="P2"><text:span text:style-name="T2">+10 to +40</text:span></text:p>
          </table:table-cell>
          <table:table-cell table:style-name="Table1.A1" office:value-type="string">
            <text:p text:style-name="P7"/>
          </table:table-cell>
          <table:table-cell table:style-name="Table1.F13" office:value-type="string">
            <text:p text:style-name="P7"/>
          </table:table-cell>
        </table:table-row>
        <table:table-row table:style-name="Table1.1">
          <table:table-cell table:style-name="Table1.A1" office:value-type="string">
            <text:p text:style-name="P2"><text:span text:style-name="T2">Heart</text:span></text:p>
          </table:table-cell>
          <table:table-cell table:style-name="Table1.A1" office:value-type="string">
            <text:p text:style-name="P7"/>
          </table:table-cell>
          <table:table-cell table:style-name="Table1.C14" office:value-type="string">
            <text:p text:style-name="P2"><text:span text:style-name="T3">+40 to +100</text:span></text:p>
          </table:table-cell>
          <table:table-cell table:style-name="Table1.A1" office:value-type="string">
            <text:p text:style-name="P7"/>
          </table:table-cell>
          <table:table-cell table:style-name="Table1.A1" office:value-type="string">
            <text:p text:style-name="P7"/>
          </table:table-cell>
          <table:table-cell table:style-name="Table1.F14" office:value-type="string">
            <text:p text:style-name="P7"/>
          </table:table-cell>
        </table:table-row>
        <table:table-row table:style-name="Table1.1">
          <table:table-cell table:style-name="Table1.A1" office:value-type="string">
            <text:p text:style-name="P2"><text:span text:style-name="T2">Grey Matter</text:span></text:p>
          </table:table-cell>
          <table:table-cell table:style-name="Table1.A1" office:value-type="string">
            <text:p text:style-name="P7"/>
          </table:table-cell>
          <table:table-cell table:style-name="Table1.C15" office:value-type="string">
            <text:p text:style-name="P7"/>
          </table:table-cell>
          <table:table-cell table:style-name="Table1.A1" office:value-type="string">
            <text:p text:style-name="P2"><text:span text:style-name="T2">+37 to +45</text:span></text:p>
          </table:table-cell>
          <table:table-cell table:style-name="Table1.A1" office:value-type="string">
            <text:p text:style-name="P7"/>
          </table:table-cell>
          <table:table-cell table:style-name="Table1.F15" office:value-type="string">
            <text:p text:style-name="P2"><text:span text:style-name="T2">+32 to +45</text:span></text:p>
          </table:table-cell>
        </table:table-row>
        <table:table-row table:style-name="Table1.1">
          <table:table-cell table:style-name="Table1.A1" office:value-type="string">
            <text:p text:style-name="P2"><text:span text:style-name="T2">White Matter</text:span></text:p>
          </table:table-cell>
          <table:table-cell table:style-name="Table1.A1" office:value-type="string">
            <text:p text:style-name="P7"/>
          </table:table-cell>
          <table:table-cell table:style-name="Table1.C16" office:value-type="string">
            <text:p text:style-name="P7"/>
          </table:table-cell>
          <table:table-cell table:style-name="Table1.A1" office:value-type="string">
            <text:p text:style-name="P2"><text:span text:style-name="T2">+20 to +30</text:span></text:p>
          </table:table-cell>
          <table:table-cell table:style-name="Table1.A1" office:value-type="string">
            <text:p text:style-name="P7"/>
          </table:table-cell>
          <table:table-cell table:style-name="Table1.F16" office:value-type="string">
            <text:p text:style-name="P2"><text:span text:style-name="T2">+20 to +30</text:span></text:p>
          </table:table-cell>
        </table:table-row>
        <table:table-row table:style-name="Table1.1">
          <table:table-cell table:style-name="Table1.A1" office:value-type="string">
            <text:p text:style-name="P2"><text:span text:style-name="T2">Liver</text:span></text:p>
          </table:table-cell>
          <table:table-cell table:style-name="Table1.A1" office:value-type="string">
            <text:p text:style-name="P7"/>
          </table:table-cell>
          <table:table-cell table:style-name="Table1.C17" office:value-type="string">
            <text:p text:style-name="P2"><text:span text:style-name="T3">+50 to +70</text:span></text:p>
          </table:table-cell>
          <table:table-cell table:style-name="Table1.A1" office:value-type="string">
            <text:p text:style-name="P2"><text:span text:style-name="T2">+40 to +60</text:span></text:p>
          </table:table-cell>
          <table:table-cell table:style-name="Table1.A1" office:value-type="string">
            <text:p text:style-name="P7"/>
          </table:table-cell>
          <table:table-cell table:style-name="Table1.F17" office:value-type="string">
            <text:p text:style-name="P7"/>
          </table:table-cell>
        </table:table-row>
        <table:table-row table:style-name="Table1.1">
          <table:table-cell table:style-name="Table1.A1" office:value-type="string">
            <text:p text:style-name="P2"><text:span text:style-name="T2">Soft Tissue, Contrast</text:span></text:p>
          </table:table-cell>
          <table:table-cell table:style-name="Table1.A1" office:value-type="string">
            <text:p text:style-name="P7"/>
          </table:table-cell>
          <table:table-cell table:style-name="Table1.C18" office:value-type="string">
            <text:p text:style-name="P2"><text:span text:style-name="T2">+130</text:span></text:p>
          </table:table-cell>
          <table:table-cell table:style-name="Table1.A1" office:value-type="string">
            <text:p text:style-name="P2"><text:span text:style-name="T2">+100 to +300</text:span></text:p>
          </table:table-cell>
          <table:table-cell table:style-name="Table1.A1" office:value-type="string">
            <text:p text:style-name="P2"><text:span text:style-name="T2">+40 to +80</text:span></text:p>
          </table:table-cell>
          <table:table-cell table:style-name="Table1.F18" office:value-type="string">
            <text:p text:style-name="P7"/>
          </table:table-cell>
        </table:table-row>
        <table:table-row table:style-name="Table1.1">
          <table:table-cell table:style-name="Table1.A1" office:value-type="string">
            <text:p text:style-name="P2"><text:span text:style-name="T3">Spongiose Bone</text:span></text:p>
          </table:table-cell>
          <table:table-cell table:style-name="Table1.A1" office:value-type="string">
            <text:p text:style-name="P7"/>
          </table:table-cell>
          <table:table-cell table:style-name="Table1.C19" office:value-type="string">
            <text:p text:style-name="P2"><text:span text:style-name="T3">+50 to +200</text:span></text:p>
          </table:table-cell>
          <table:table-cell table:style-name="Table1.A1" office:value-type="string">
            <text:p text:style-name="P7"/>
          </table:table-cell>
          <table:table-cell table:style-name="Table1.A1" office:value-type="string">
            <text:p text:style-name="P7"/>
          </table:table-cell>
          <table:table-cell table:style-name="Table1.F19" office:value-type="string">
            <text:p text:style-name="P7"/>
          </table:table-cell>
        </table:table-row>
        <table:table-row table:style-name="Table1.1">
          <table:table-cell table:style-name="Table1.A1" office:value-type="string">
            <text:p text:style-name="P2"><text:span text:style-name="T2">Compact Bone</text:span></text:p>
          </table:table-cell>
          <table:table-cell table:style-name="Table1.A1" office:value-type="string">
            <text:p text:style-name="P7"/>
          </table:table-cell>
          <table:table-cell table:style-name="Table1.C20" office:value-type="string">
            <text:p text:style-name="P2"><text:span text:style-name="T3">+250 to +1000</text:span></text:p>
          </table:table-cell>
          <table:table-cell table:style-name="Table1.A1" office:value-type="string">
            <text:p text:style-name="P7"/>
          </table:table-cell>
          <table:table-cell table:style-name="Table1.A1" office:value-type="string">
            <text:p text:style-name="P7"/>
          </table:table-cell>
          <table:table-cell table:style-name="Table1.F20" office:value-type="string">
            <text:p text:style-name="P7"/>
          </table:table-cell>
        </table:table-row>
        <table:table-row table:style-name="Table1.1">
          <table:table-cell table:style-name="Table1.A1" office:value-type="string">
            <text:p text:style-name="P2"><text:span text:style-name="T2">Bone</text:span></text:p>
          </table:table-cell>
          <table:table-cell table:style-name="Table1.A1" office:value-type="string">
            <text:p text:style-name="P2"><text:span text:style-name="T2">+200 to +1000</text:span></text:p>
          </table:table-cell>
          <table:table-cell table:style-name="Table1.C21" office:value-type="string">
            <text:p text:style-name="P2"><text:span text:style-name="T3">+400 to +1000</text:span></text:p>
          </table:table-cell>
          <table:table-cell table:style-name="Table1.A1" office:value-type="string">
            <text:p text:style-name="P7"/>
          </table:table-cell>
          <table:table-cell table:style-name="Table1.A1" office:value-type="string">
            <text:p text:style-name="P2"><text:span text:style-name="T2">+400 to +1000</text:span></text:p>
          </table:table-cell>
          <table:table-cell table:style-name="Table1.F21" office:value-type="string">
            <text:p text:style-name="P7"/>
          </table:table-cell>
        </table:table-row>
      </table:table>
      <text:p text:style-name="Standard"/>
      <text:p text:style-name="Standard"><draw:frame draw:style-name="fr1" text:anchor-type="as-char" svg:width="1.6866in" svg:height="0.4425in" draw:z-index="0"><draw:object xlink:href="./Object 2" xlink:type="simple" xlink:show="embed" xlink:actuate="onLoad"/><draw:image xlink:href="./ObjectReplacements/Object 2" xlink:type="simple" xlink:show="embed" xlink:actuate="onLoad"/></draw:frame></text:p>
      <text:h text:style-name="P9" text:outline-level="1"><text:span text:style-name="T4">Lung Nodule Enhancement at CT: Multicenter Study</text:span></text:h>
      <text:p text:style-name="Subtitle"><text:span text:style-name="T5">http://pubs.rsna.org/doi/abs/10.1148/radiology.214.1.r00ja1473?journalCode=radiology</text:span></text:p>
      <text:p text:style-name="Standard">RESULTS: The prevalence of malignancy was 48% (171 of 356 nodules). Malignant neoplasms enhanced (median, 38.1 HU; range, 14.0–165.3 HU) significantly more than granulomas and benign neoplasms (median, 10.0 HU; range, −20.0 to 96.0 HU; P &lt; .001). With 15 HU as the threshold, the sensitivity was 98% (167 of 171 malignant nodules), the specificity was 58% (107 of 185 benign nodules), and the accuracy was 77% (274 of 356 nodules).</text:p>
      <text:p text:style-name="Standard"/>
      <text:p text:style-name="Standard">http://www.idlcoyote.com/fileio_tips/hounsfield.html</text:p>
      <text:p text:style-name="Standard">To convert DICOM CT data into Hounsfield Units (HU) by multiplying each pixel value by the Rescale Slope (0028-1053) and then adding the Rescale Intercept (0028-1052). This will apply a linear transformation to each CT pixel value. </text:p>
      <text:p text:style-name="Standard"><text:soft-page-break/><draw:frame draw:style-name="fr1" text:anchor-type="as-char" svg:width="2.8362in" svg:height="0.2091in" draw:z-index="1"><draw:object xlink:href="./Object 4" xlink:type="simple" xlink:show="embed" xlink:actuate="onLoad"/><draw:image xlink:href="./ObjectReplacements/Object 4" xlink:type="simple" xlink:show="embed" xlink:actuate="onLoad"/></draw:frame></text:p>
      <text:p text:style-name="P1"/>
      <text:p text:style-name="P8"/>
      <text:p text:style-name="P4"><text:span text:style-name="T7">fn_ThresholdDetectiion &lt;- cmpfun(function(img){ </text:span></text:p>
      <text:p text:style-name="P8"/>
      <text:p text:style-name="P4"><text:span text:style-name="T7"><text:s text:c="2"/>lb &lt;- as.integer(dim(img)*0.3);</text:span></text:p>
      <text:p text:style-name="P4"><text:span text:style-name="T7"><text:s text:c="2"/>ub &lt;- as.integer(dim(img)*0.7);</text:span></text:p>
      <text:p text:style-name="P4"><text:span text:style-name="T7"><text:s text:c="2"/>im_ctr <text:s/>&lt;- as.double(img[lb[1]:ub[1], lb[2]:ub[2]]);</text:span></text:p>
      <text:p text:style-name="P4"><text:span text:style-name="T7"><text:s text:c="2"/>im_mean &lt;- mean(im_ctr);</text:span></text:p>
      <text:p text:style-name="P4"><text:span text:style-name="T7"><text:s text:c="2"/>im_max <text:s/>&lt;- max(im_ctr);</text:span></text:p>
      <text:p text:style-name="P4"><text:span text:style-name="T7"><text:s text:c="2"/>im_min <text:s/>&lt;- min(im_ctr);</text:span></text:p>
      <text:p text:style-name="P8"/>
      <text:p text:style-name="P4"><text:span text:style-name="T7"><text:s text:c="2"/>## Remove underflow bins</text:span></text:p>
      <text:p text:style-name="P4"><text:span text:style-name="T7">#apply(img,1,function(img1, im_mean, im_max, im_min) </text:span></text:p>
      <text:p text:style-name="P4"><text:span text:style-name="T7"># <text:s/>sapply(img1, function(img2, im_mean, im_max, im_min) </text:span></text:p>
      <text:p text:style-name="P4"><text:span text:style-name="T7"># <text:s text:c="3"/>if(img2[i,j]==im_max || img2[i,j]==im_min){img2[i,j] &lt;- im_mean} </text:span></text:p>
      <text:p text:style-name="P4"><text:span text:style-name="T7">#), im_mean, im_max, im_min);</text:span></text:p>
      <text:p text:style-name="P8"/>
      <text:p text:style-name="P4"><text:span text:style-name="T7"><text:s text:c="2"/>for(i in 1:dim(img)[1]){</text:span></text:p>
      <text:p text:style-name="P4"><text:span text:style-name="T7"><text:s text:c="4"/>for(j in 1:dim(img)[2]){</text:span></text:p>
      <text:p text:style-name="P4"><text:span text:style-name="T7"><text:s text:c="6"/>if(img[i,j]==im_max || img[i,j]==im_min){ </text:span></text:p>
      <text:p text:style-name="P4"><text:span text:style-name="T7"><text:s text:c="8"/>img[i,j] &lt;- im_mean; </text:span></text:p>
      <text:p text:style-name="P4"><text:span text:style-name="T7"><text:s text:c="6"/>} <text:s text:c="5"/></text:span></text:p>
      <text:p text:style-name="P4"><text:span text:style-name="T7"><text:s text:c="4"/>}</text:span></text:p>
      <text:p text:style-name="P4"><text:span text:style-name="T7"><text:s text:c="2"/>}</text:span></text:p>
      <text:p text:style-name="P4"><text:span text:style-name="T7"><text:s text:c="2"/></text:span></text:p>
      <text:p text:style-name="P4"><text:span text:style-name="T7"><text:s text:c="2"/>## Find clusters</text:span></text:p>
      <text:p text:style-name="P4"><text:span text:style-name="T7"><text:s text:c="2"/>im_clusters <text:s/>&lt;- kmeans(as.double(img), 2, nstart=20);</text:span></text:p>
      <text:p text:style-name="P4"><text:span text:style-name="T7"><text:s text:c="2"/>im_threshold &lt;- mean(im_clusters$centers);</text:span></text:p>
      <text:p text:style-name="P4"><text:span text:style-name="T7"><text:s text:c="2"/>for(i in 1:dim(img)[1]){</text:span></text:p>
      <text:p text:style-name="P4"><text:span text:style-name="T7"><text:s text:c="4"/>for(j in 1:dim(img)[2]){</text:span></text:p>
      <text:p text:style-name="P4"><text:span text:style-name="T7"><text:s text:c="6"/>img[i,j] &lt;- ifelse(img[i,j] &gt; im_threshold, 1, 0);</text:span></text:p>
      <text:p text:style-name="P4"><text:span text:style-name="T7"><text:s text:c="4"/>}</text:span></text:p>
      <text:p text:style-name="P4"><text:span text:style-name="T7"><text:s text:c="2"/>}</text:span></text:p>
      <text:p text:style-name="P8"/>
      <text:p text:style-name="P4"><text:span text:style-name="T7"><text:s text:c="2"/>return (img);</text:span></text:p>
      <text:p text:style-name="P4"><text:span text:style-name="T7"><text:s text:c="2"/></text:span></text:p>
      <text:p text:style-name="P4"><text:span text:style-name="T7">});</text:span></text:p>
      <text:p text:style-name="P8"/>
      <text:p text:style-name="P8"/>
      <text:p text:style-name="P1"/>
      <text:p text:style-name="P1"/>
      <text:p text:style-name="Standard"><text:span text:style-name="T6">Parameters: </text:span></text:p>
      <text:p text:style-name="P2">PatientID</text:p>
      <text:p text:style-name="P2">PatientAge<text:bookmark text:name="_GoBack"/></text:p>
      <text:p text:style-name="P2">PatientRisk</text:p>
      <text:p text:style-name="P2">PatientPrognosis</text:p>
      <text:p text:style-name="P2">AvgNoduleSize</text:p>
      <text:p text:style-name="P2">AvgNoduleDensity</text:p>
      <text:p text:style-name="P2">ProbMalignancyELCAP</text:p>
      <text:p text:style-name="P2"><text:soft-page-break/>ProbMalignancyMayo</text:p>
      <text:h text:style-name="Heading_20_1" text:outline-level="1">What Are the Chances a Lung Nodule Is Cancer? </text:h>
      <text:h text:style-name="Heading_20_2" text:outline-level="2">Symptoms, Causes &amp; Treatment </text:h>
      <text:p text:style-name="Standard">https://www.verywell.com/lung-nodules-symptoms-causes-and-diagnosis-2249304</text:p>
      <text:p text:style-name="Standard"><text:span text:style-name="byline-name">By </text:span><text:a xlink:type="simple" xlink:href="https://www.verywell.com/lynne-eldridge-md-lung-cancer-expert-2248383" text:style-name="Internet_20_link" text:visited-style-name="Visited_20_Internet_20_Link">Lynne Eldridge, MD</text:a> <text:span text:style-name="comp">- Reviewed by a </text:span><text:a xlink:type="simple" xlink:href="https://www.verywell.com/about-us#ReviewBoard" text:style-name="Internet_20_link" text:visited-style-name="Visited_20_Internet_20_Link">board-certified</text:a><text:span text:style-name="comp"> physician. </text:span></text:p>
      <text:p text:style-name="Standard">Updated November 16, 2016 </text:p>
      <text:p text:style-name="Normal_20__28_Web_29_">If you have been told you have a lung nodule or lung nodules on an x-ray, it can be very frightening. What are some causes? How common are they? And what are the chances it's <text:a xlink:type="simple" xlink:href="https://www.verywell.com/lung-cancer-4014694" text:style-name="Internet_20_link" text:visited-style-name="Visited_20_Internet_20_Link">lung cancer</text:a>?</text:p>
      <text:p text:style-name="Normal_20__28_Web_29_">While the majority (at least 60 percent) of lung nodules are due to benign (not cancerous) conditions, it is important to work with your doctor to determine the cause. When lung cancer is caught early and is still small, there is a greater chance that it can be cured.</text:p>
      <text:h text:style-name="Heading_20_3" text:outline-level="3">Definition of Lung Nodules</text:h>
      <text:p text:style-name="Normal_20__28_Web_29_">A lung nodule is defined as a “spot” on the lung that is 3 centimeters (about 1.5 inches) in diameter or less. If an abnormality is seen on an x-ray of the lungs that is larger than 3 cm, it is considered a “<text:a xlink:type="simple" xlink:href="https://www.verywell.com/lung-mass-possible-causes-and-what-to-expect-2249388" text:style-name="Internet_20_link" text:visited-style-name="Visited_20_Internet_20_Link">lung mass</text:a>” instead of a nodule and is more likely to be cancerous. Lung nodules usually need to be at least 1 cm in size before they can be seen on a chest x-ray.</text:p>
      <text:h text:style-name="Heading_20_3" text:outline-level="3">How Common Are Lung Nodules?</text:h>
      <text:p text:style-name="Normal_20__28_Web_29_">Lung nodules are quite common and are found on one in 500 chest x-rays, and one in 100 <text:a xlink:type="simple" xlink:href="https://www.verywell.com/ct-scan-of-the-chest-914781" text:style-name="Internet_20_link" text:visited-style-name="Visited_20_Internet_20_Link">CT scans of the chest</text:a>. Approximately 150,000 lung nodules are detected in people in the United States each year. Roughly half of people who smoke over the age of 50 will have nodules on a CT scan of their chest.</text:p>
      <text:h text:style-name="Heading_20_3" text:outline-level="3">What Are the Chances It's Cancer?</text:h>
      <text:p text:style-name="Normal_20__28_Web_29_">Overall, the likelihood that a lung nodule is cancer is 40 percent, but the risk of a lung nodule being cancerous varies considerably depending on several things.</text:p>
      <text:p text:style-name="cb-split">In people less than 35 years of age, the chance that a lung nodule is cancer is less than 1 percent, whereas half of lung nodules in people over age 50 are <text:a xlink:type="simple" xlink:href="https://www.verywell.com/malignant-definition-and-characteristics-2249124" text:style-name="Internet_20_link" text:visited-style-name="Visited_20_Internet_20_Link">malignant</text:a> (cancerous). Other factors that raise or lower the risk that a lung nodule is cancer include:</text:p>
      <text:list xml:id="list583205400500415491" text:style-name="WWNum1">
        <text:list-item>
          <text:p text:style-name="P10"><text:span text:style-name="Strong">Size</text:span> - Larger nodules are more likely to be cancerous than smaller ones.</text:p>
        </text:list-item>
      </text:list>
      <text:list xml:id="list4388188223351008311" text:style-name="WWNum2">
        <text:list-item>
          <text:p text:style-name="P11"><text:soft-page-break/><text:span text:style-name="Strong">Smoking -</text:span> Current and former smokers are more likely to have cancerous lung nodules than never smokers. Learn <text:a xlink:type="simple" xlink:href="https://www.verywell.com/what-percentage-of-smokers-get-lung-cancer-2248868" text:style-name="Internet_20_link" text:visited-style-name="Visited_20_Internet_20_Link">the percentage of smokers who get lung cancer.</text:a></text:p>
        </text:list-item>
        <text:list-item>
          <text:p text:style-name="P11"><text:span text:style-name="Strong">Occupation</text:span> - Some <text:a xlink:type="simple" xlink:href="https://www.verywell.com/occupational-causes-of-lung-cancer-2248976" text:style-name="Internet_20_link" text:visited-style-name="Visited_20_Internet_20_Link">occupational exposures</text:a> raise the likelihood that a nodule is cancer.</text:p>
        </text:list-item>
        <text:list-item>
          <text:p text:style-name="P11"><text:span text:style-name="Strong">Medical history</text:span> - Having a history of cancer increases the chance that it could be malignant.</text:p>
        </text:list-item>
        <text:list-item>
          <text:p text:style-name="P11"><text:span text:style-name="Strong">Shape</text:span> - Smooth, round nodules are more likely to be benign, whereas irregular or “spiculated” nodules are more likely to be cancerous.</text:p>
        </text:list-item>
        <text:list-item>
          <text:p text:style-name="P11"><text:span text:style-name="Strong">Growth</text:span> - Cancerous lung nodules tend to grow fairly rapidly with an average doubling time of about four months, while benign nodules tend to remain the same size over time.</text:p>
        </text:list-item>
        <text:list-item>
          <text:p text:style-name="P11"><text:span text:style-name="Strong">Calcification</text:span> - Lung nodules that are calcified are more likely to be benign.</text:p>
        </text:list-item>
        <text:list-item>
          <text:p text:style-name="P11"><text:span text:style-name="Strong">Cavitation</text:span> - Nodules described as “cavitary,” meaning that the interior part of the nodule appears darker on x-rays, are more likely to be benign.</text:p>
        </text:list-item>
      </text:list>
      <text:h text:style-name="Heading_20_3" text:outline-level="3">Causes of Lung Nodules</text:h>
      <text:p text:style-name="Normal_20__28_Web_29_">Lung nodules can be either <text:a xlink:type="simple" xlink:href="https://www.verywell.com/understanding-benign-tumors-2249057" text:style-name="Internet_20_link" text:visited-style-name="Visited_20_Internet_20_Link">benign</text:a> (non-cancerous) or malignant (cancer). The most common causes include <text:a xlink:type="simple" xlink:href="https://www.verywell.com/granuloma-meaning-symptoms-treatment-2860792" text:style-name="Internet_20_link" text:visited-style-name="Visited_20_Internet_20_Link">granulomas</text:a> (clumps of inflamed tissue) and hamartomas (benign lung tumors).</text:p>
      <text:p text:style-name="cb-split">The most common cause of malignant lung nodules includes lung cancer or cancer from other regions of the body that have spread to the lungs (<text:a xlink:type="simple" xlink:href="https://www.verywell.com/metastatic-cancer-to-the-lungs-2249374" text:style-name="Internet_20_link" text:visited-style-name="Visited_20_Internet_20_Link">metastatic cancer</text:a>). These nodules can be broken down into a few major categories:</text:p>
      <text:list xml:id="list938717391732483059" text:style-name="WWNum3">
        <text:list-item>
          <text:p text:style-name="P12"><text:span text:style-name="Strong">Infections</text:span> - This includes bacterial infections such as <text:a xlink:type="simple" xlink:href="https://www.verywell.com/tuberculosis-1958781" text:style-name="Internet_20_link" text:visited-style-name="Visited_20_Internet_20_Link">tuberculosis</text:a>, fungal infections such as histoplasmosis and coccidiomycosis, and parasitic infections such as <text:a xlink:type="simple" xlink:href="http://www.cdc.gov/parasites/ascariasis/" text:style-name="Internet_20_link" text:visited-style-name="Visited_20_Internet_20_Link">ascariasis</text:a> (roundworms).</text:p>
        </text:list-item>
        <text:list-item>
          <text:p text:style-name="P12"><text:span text:style-name="Strong">Inflammation </text:span>- Conditions such as <text:a xlink:type="simple" xlink:href="https://www.verywell.com/what-are-rheumatoid-nodules-188254" text:style-name="Internet_20_link" text:visited-style-name="Visited_20_Internet_20_Link">rheumatoid arthritis</text:a>, <text:a xlink:type="simple" xlink:href="https://www.verywell.com/sarcoidosis-symptoms-treatment-2861011" text:style-name="Internet_20_link" text:visited-style-name="Visited_20_Internet_20_Link">sarcoidosis</text:a>, and Wegener's granulomatosis can cause nodules.</text:p>
        </text:list-item>
        <text:list-item>
          <text:p text:style-name="P12"><text:span text:style-name="Strong">Benign tumors</text:span> - Benign lung tumors such as <text:a xlink:type="simple" xlink:href="https://www.verywell.com/what-is-a-hamartoma-2248902" text:style-name="Internet_20_link" text:visited-style-name="Visited_20_Internet_20_Link">hamartomas</text:a> can show up as a nodule in the lungs on x-ray.</text:p>
        </text:list-item>
        <text:list-item>
          <text:p text:style-name="P12"><text:span text:style-name="Strong">Malignant tumors</text:span> – This includes lung cancer, <text:a xlink:type="simple" xlink:href="https://www.verywell.com/what-is-lymphoma-2252583" text:style-name="Internet_20_link" text:visited-style-name="Visited_20_Internet_20_Link">lymphomas</text:a>, and cancer that has spread to the lungs from other parts of the body. The chance that a nodule is lung cancer is greater if other <text:a xlink:type="simple" xlink:href="https://www.verywell.com/lung-cancer-symptoms-4014389" text:style-name="Internet_20_link" text:visited-style-name="Visited_20_Internet_20_Link">signs or symptoms of lung cancer</text:a> are present.</text:p>
        </text:list-item>
      </text:list>
      <text:h text:style-name="Heading_20_3" text:outline-level="3">Nodules Detected on Lung Cancer Screening</text:h>
      <text:p text:style-name="Normal_20__28_Web_29_"><text:a xlink:type="simple" xlink:href="https://www.verywell.com/ct-lung-cancer-screening-2249404" text:style-name="Internet_20_link" text:visited-style-name="Visited_20_Internet_20_Link">Lung cancer screening</text:a> in appropriate people has been found to decrease the mortality rate from lung cancer by 20 percent. But as with any screening test, there is the risk of false positives, and it's common to find nodules on CT screening. But finding nodules does not always mean cancer. <text:soft-page-break/>In fact, studies thus far estimate that<text:span text:style-name="Strong"><text:span text:style-name="T9"> </text:span></text:span>only around 5 percent of nodules found on a first lung CT screening are cancerous.</text:p>
      <text:h text:style-name="Heading_20_3" text:outline-level="3">Symptoms of Lung Nodules</text:h>
      <text:p text:style-name="Normal_20__28_Web_29_">Most lung nodules do not have any symptoms and are found “accidentally” when a chest x-ray is done for some other reason. If symptoms are present, they may include a cough or coughing up blood if the nodule(s) is located near a major airway.</text:p>
      <text:h text:style-name="Heading_20_3" text:outline-level="3">Diagnosis</text:h>
      <text:p text:style-name="Normal_20__28_Web_29_">The first thing your doctor will want to do if she sees a lung nodule on your x-ray is to obtain any previous x-rays you have had and compare them. If the nodule or nodules have been present for a long time, further tests may not be needed. If the nodule is new or you don’t have any prior x-rays to compare, further workup may include:</text:p>
      <text:list xml:id="list6234935066552527354" text:style-name="WWNum4">
        <text:list-item>
          <text:p text:style-name="P13">Observation and repeat x-ray studies if the nodule is likely benign.</text:p>
        </text:list-item>
        <text:list-item>
          <text:p text:style-name="P13">Further imaging, such as a CT scan of your chest or a <text:a xlink:type="simple" xlink:href="https://www.verywell.com/pet-scan-positron-emission-tomography-2249151" text:style-name="Internet_20_link" text:visited-style-name="Visited_20_Internet_20_Link">PET scan</text:a>.</text:p>
        </text:list-item>
        <text:list-item>
          <text:p text:style-name="P13"><text:a xlink:type="simple" xlink:href="https://www.verywell.com/understanding-your-lung-biopsy-2248900" text:style-name="Internet_20_link" text:visited-style-name="Visited_20_Internet_20_Link">Biopsy of the nodule</text:a> via <text:a xlink:type="simple" xlink:href="https://www.verywell.com/what-is-a-bronchoscopy-2249369" text:style-name="Internet_20_link" text:visited-style-name="Visited_20_Internet_20_Link">bronchoscopy</text:a> (if the nodule is near one of your airways), a <text:a xlink:type="simple" xlink:href="https://www.verywell.com/what-is-a-fine-needle-aspiration-biopsy-2249026" text:style-name="Internet_20_link" text:visited-style-name="Visited_20_Internet_20_Link">needle biopsy</text:a> (if the nodule is located near the outside of your lungs), or <text:a xlink:type="simple" xlink:href="https://www.verywell.com/surgery-for-lung-cancer-2249333" text:style-name="Internet_20_link" text:visited-style-name="Visited_20_Internet_20_Link">lung surgery</text:a> (video-assisted thoracoscopic surgery (VATS) or <text:a xlink:type="simple" xlink:href="https://www.verywell.com/what-is-a-thoracotomy-2249205" text:style-name="Internet_20_link" text:visited-style-name="Visited_20_Internet_20_Link">thoracotomy</text:a>.)</text:p>
        </text:list-item>
      </text:list>
      <text:h text:style-name="Heading_20_3" text:outline-level="3">Treatment of Lung Nodules</text:h>
      <text:p text:style-name="Normal_20__28_Web_29_">The treatment of lung nodules varies widely depending upon the cause, whether they are related to infections, inflammation, cancer, or other conditions. Most benign lung nodules, especially those that are present and haven’t changed over a period of a few years, can be left alone.</text:p>
      <text:p text:style-name="Normal_20__28_Web_29_"><text:span text:style-name="T11">Sources:</text:span></text:p>
      <text:p text:style-name="Normal_20__28_Web_29_"><text:span text:style-name="T11">Cronin P. et al. </text:span><text:a xlink:type="simple" xlink:href="http://pubs.rsna.org/doi/abs/10.1148/radiol.2463062148?sid=7193ac3c-afbe-4170-b1f8-54abe9461bc9" text:style-name="Internet_20_link" text:visited-style-name="Visited_20_Internet_20_Link"><text:span text:style-name="T11">Solitary Pulmonary Nodules: Meta-analytic Comparison of Cross-sectional Imaging Modalities for Diagnosis of Malignancy</text:span></text:a><text:span text:style-name="T11">. </text:span><text:span text:style-name="Emphasis"><text:span text:style-name="T11">Radiology</text:span></text:span><text:span text:style-name="T11">. 2008. 246:772-782.</text:span></text:p>
      <text:p text:style-name="Normal_20__28_Web_29_"><text:span text:style-name="T11">Gould M, et al. </text:span><text:a xlink:type="simple" xlink:href="https://www.ncbi.nlm.nih.gov/pubmed/17873164" text:style-name="Internet_20_link" text:visited-style-name="Visited_20_Internet_20_Link"><text:span text:style-name="T11">Evaluation of Patients With Pulmonary Nodules: When Is It Lung Cancer? ACCP Evidence-Based Clinical Practice Guidelines (2nd Edition)</text:span></text:a><text:span text:style-name="T11">. </text:span><text:span text:style-name="Emphasis"><text:span text:style-name="T11">Chest</text:span></text:span><text:span text:style-name="T11">. 2007. 132(no 3 suppl):108S-130S.</text:span></text:p>
      <text:p text:style-name="Normal_20__28_Web_29_"><text:span text:style-name="T11">MacMahon H, et al. </text:span><text:a xlink:type="simple" xlink:href="http://pubs.rsna.org/doi/full/10.1148/radiol.2372041887" text:style-name="Internet_20_link" text:visited-style-name="Visited_20_Internet_20_Link"><text:span text:style-name="T11">Guidelines for Management of Small Pulmonary Nodules Detected on CT Scans: A Statement from the Fleischner Society</text:span></text:a><text:span text:style-name="T11">. </text:span><text:span text:style-name="Emphasis"><text:span text:style-name="T11">Radiology</text:span></text:span><text:span text:style-name="T11">. 2005. 237:395-400.</text:span></text:p>
      <text:p text:style-name="Normal_20__28_Web_29_"><text:span text:style-name="T11">McWilliams M, et al. </text:span><text:a xlink:type="simple" xlink:href="http://www.nejm.org/doi/full/10.1056/NEJMoa1214726" text:style-name="Internet_20_link" text:visited-style-name="Visited_20_Internet_20_Link"><text:span text:style-name="T11">Probability of Cancer in Pulmonary Nodules Detected on First Screening CT</text:span></text:a><text:span text:style-name="T11">. </text:span><text:span text:style-name="Emphasis"><text:span text:style-name="T11">The New England Journal of Medicine</text:span></text:span><text:span text:style-name="T11">. 2013. 39:910-919.</text:span></text:p>
      <text:p text:style-name="Normal_20__28_Web_29_"><text:span text:style-name="T11">Wahidi M, et al. </text:span><text:a xlink:type="simple" xlink:href="https://www.ncbi.nlm.nih.gov/pubmed/17873163" text:style-name="Internet_20_link" text:visited-style-name="Visited_20_Internet_20_Link"><text:span text:style-name="T11">Evidence for the Treatment of Patients With Pulmonary Nodules: When Is It Lung Cancer? ACCP Evidence-Based Clinical Practice Guidelines (2nd Edition)</text:span></text:a><text:span text:style-name="T11">. </text:span><text:span text:style-name="Emphasis"><text:span text:style-name="T11">Chest</text:span></text:span><text:span text:style-name="T11">. 2007. 132(no 3 suppl):94S-107S.</text:span></text:p>
      <text:p text:style-name="Standard"><text:soft-page-break/></text:p>
      <text:p text:style-name="Normal_20__28_Web_29_">If you’ve been told that you have multiple lung nodules after a test like an x-ray or a CT scan, it can be very frightening. What exactly are lung nodules (also called pulmonary nodules) what are some of the possible causes, and what might you expect as you work with your doctor to determine the cause?</text:p>
      <text:h text:style-name="Heading_20_3" text:outline-level="3">Definition of Multiple Lung Nodules</text:h>
      <text:p text:style-name="Normal_20__28_Web_29_">Multiple lung nodules, in contrast to a <text:a xlink:type="simple" xlink:href="https://www.verywell.com/what-are-solitary-pulmonary-nodules-2249376" text:style-name="Internet_20_link" text:visited-style-name="Visited_20_Internet_20_Link">solitary pulmonary nodule</text:a>, include the finding of <text:span text:style-name="Strong"><text:span text:style-name="T10">two or more nodules</text:span></text:span> within the lungs.</text:p>
      <text:p text:style-name="Normal_20__28_Web_29_">Lung nodules are defined as “spots” on the lung that are 3 cm (about 1 ½ inches) or less in diameter. If an abnormality seen in the lungs is larger than this, it is called a <text:a xlink:type="simple" xlink:href="https://www.verywell.com/lung-mass-possible-causes-and-what-to-expect-2249388" text:style-name="Internet_20_link" text:visited-style-name="Visited_20_Internet_20_Link">lung mass</text:a>. </text:p>
      <text:h text:style-name="Heading_20_3" text:outline-level="3">Causes of Multiple Lung Nodules (Differential Diagnosis)</text:h>
      <text:p text:style-name="Normal_20__28_Web_29_">Unfortunately, the <text:span text:style-name="Strong"><text:span text:style-name="T10">most common cause</text:span></text:span> of multiple lung nodules is cancer that has spread (metastasized) to the lungs from other regions of the body. That said, there are many benign (non-cancerous) causes of multiple nodules as well. </text:p>
      <text:p text:style-name="Normal_20__28_Web_29_">Multiple nodules are more likely to be cancerous if they are greater than or equal to 1 cm in diameter (about half an inch.)  Smaller nodules less than 5 mm, especially if they are found along the fissures between the lobes of the lung or along the tissue that lines the lung (the pleura) are more likely to be benign (non-cancerous.)</text:p>
      <text:p text:style-name="Normal_20__28_Web_29_">Some possible causes of multiple nodules include:</text:p>
      <text:list xml:id="list3988973685794168218" text:style-name="WWNum5">
        <text:list-item>
          <text:p text:style-name="P14"><text:span text:style-name="Strong"><text:span text:style-name="T9">Malignant (Cancerous) Tumors</text:span></text:span> - As noted above, <text:a xlink:type="simple" xlink:href="https://www.verywell.com/metastatic-cancer-to-the-lungs-2249374" text:style-name="Internet_20_link" text:visited-style-name="Visited_20_Internet_20_Link">metastatic cancer to the lungs</text:a> from other regions of the body is the most common cause of multiple lung nodules, especially if you have a history of cancer. Nearly any cancer can spread (metastasize) to the lungs. The most common of these include breast cancer, colon cancer, prostate cancer, and bladder cancer. In addition to <text:a xlink:type="simple" xlink:href="https://www.verywell.com/lung-cancer-4014694" text:style-name="Internet_20_link" text:visited-style-name="Visited_20_Internet_20_Link">lung cancer</text:a>, cancers such as lymphomas, and Kaposi's sarcoma, may also lead to multiple nodules.</text:p>
        </text:list-item>
      </text:list>
      <text:list xml:id="list4242516524271180715" text:style-name="WWNum6">
        <text:list-item>
          <text:p text:style-name="P15"><text:span text:style-name="Strong"><text:span text:style-name="T9">Lymph nodes</text:span></text:span> - Lymph nodes may be enlarged and show up for many reasons. They are usually located, however, not scattered within the lung tissue, but along the lining of the lungs and the fissures that separate the lungs.</text:p>
        </text:list-item>
        <text:list-item>
          <text:p text:style-name="P15"><text:span text:style-name="Strong"><text:span text:style-name="T9">Benign Tumors</text:span></text:span> - Such as hamartomas. <text:a xlink:type="simple" xlink:href="https://www.verywell.com/what-is-a-hamartoma-2248902" text:style-name="Internet_20_link" text:visited-style-name="Visited_20_Internet_20_Link">Hamartomas</text:a> are benign tumors that are made up of fat, cartilage, and connective tissue—tissues that normally occur in the lungs but grow in a disorderly way. These are the most common type of benign tumor found in the lungs.</text:p>
        </text:list-item>
      </text:list>
      <text:list xml:id="list705658092758922552" text:style-name="WWNum7">
        <text:list-item>
          <text:p text:style-name="P16"><text:span text:style-name="Strong"><text:span text:style-name="T9">Autoimmune</text:span></text:span> - Conditions such as Wegeners granulomatosis, sarcoidosis, eosinophilic granules, and rheumatoid arthritis can appear as multiple nodules.</text:p>
        </text:list-item>
        <text:list-item>
          <text:p text:style-name="P16"><text:soft-page-break/><text:span text:style-name="Emphasis"><text:span text:style-name="T13">Infections</text:span></text:span> - Several types of infections can result in the appearance of multiple nodules on a scan of the lungs. These include <text:span text:style-name="Emphasis">bacterial infections</text:span> such as septic nodules (the spread of infection via the bloodstream from another area of the body), tuberculosis, and nocardiosis, f<text:span text:style-name="Emphasis">ungal infections</text:span> such as aspergillosis, histoplasmosis, coccidiomycosis, and cryptococcosis, and p<text:span text:style-name="Emphasis">arasitic infections</text:span> such as echinococcosis (hydatid cysts), and paragonimus (liver flukes).</text:p>
        </text:list-item>
        <text:list-item>
          <text:p text:style-name="P16"><text:span text:style-name="Strong"><text:span text:style-name="T9">Inflammatory</text:span></text:span> (pneumoconiosis) – better known as black lung disease (coal miner’s lung), silicosis.</text:p>
        </text:list-item>
        <text:list-item>
          <text:p text:style-name="P16"><text:span text:style-name="Strong"><text:span text:style-name="T9">Scars</text:span></text:span> - For example, scars may form after previous severe episodes of pneumonia or after tuberculosis.</text:p>
        </text:list-item>
      </text:list>
      <text:p text:style-name="Normal_20__28_Web_29_">For a more comprehensive list of possible causes of lung nodules - both solitary and multiple, check out this article on the <text:a xlink:type="simple" xlink:href="https://www.verywell.com/causes-of-lung-nodules-2249386" text:style-name="Internet_20_link" text:visited-style-name="Visited_20_Internet_20_Link">differential diagnosis of lung nodules</text:a>.</text:p>
      <text:h text:style-name="Heading_20_3" text:outline-level="3">How Common Are Lung Nodules?</text:h>
      <text:p text:style-name="Normal_20__28_Web_29_">Lung nodules are fairly common, being found on 1 in 500 chest x-rays and 1 in 100 CT scans.</text:p>
      <text:p text:style-name="cb-split"><text:span text:style-name="Strong"><text:span text:style-name="T10">In one study, 51 percent of smokers aged 50 and older had lung nodules on CT scans</text:span></text:span>.</text:p>
      <text:h text:style-name="Heading_20_3" text:outline-level="3">What Tests Might My Doctor Recommend?</text:h>
      <text:p text:style-name="Normal_20__28_Web_29_">Since the most common cause of multiple lung nodules is cancer that has spread from other parts of the body, tests may be recommended to look for a <text:a xlink:type="simple" xlink:href="https://www.verywell.com/what-is-a-primary-cancer-2249169" text:style-name="Internet_20_link" text:visited-style-name="Visited_20_Internet_20_Link">primary cancer</text:a>—that is, a cancer in another part of the body that could have spread to the lungs. Examples of these may include a mammogram to look for a breast tumor or a colonoscopy to look for a colon tumor.</text:p>
      <text:p text:style-name="Normal_20__28_Web_29_">Your doctor may also recommend tests to further understand the nodules that are in your lungs. These may include CT scans, MRI studies, or a <text:a xlink:type="simple" xlink:href="https://www.verywell.com/pet-scan-positron-emission-tomography-2249151" text:style-name="Internet_20_link" text:visited-style-name="Visited_20_Internet_20_Link">PET scan</text:a>. A recent small study found that a combination of CT and PET scans helped in determining the cause of multiple nodules more accurately than either of these tests alone. If the cause of your lung nodules is not obvious based on other studies, a <text:a xlink:type="simple" xlink:href="https://www.verywell.com/understanding-your-lung-biopsy-2248900" text:style-name="Internet_20_link" text:visited-style-name="Visited_20_Internet_20_Link">lung biopsy</text:a> may be done to get a sample of one of the lung nodules in order to determine the cause.</text:p>
      <text:p text:style-name="Normal_20__28_Web_29_">Other tests will depend upon the possible causes of your nodules, for example, blood tests may be ordered to evaluate for infectious and inflammatory causes.</text:p>
      <text:h text:style-name="Heading_20_3" text:outline-level="3">What Are the Chances That My Lung Nodules Are Cancer?</text:h>
      <text:p text:style-name="Normal_20__28_Web_29_">As noted above, if you have a history of cancer, the chance that your lung nodules are cancerous is higher. Larger lung nodules—those greater than 1 cm (or ½ inch) in diameter—are more likely to be malignant, whereas smaller nodules are more likely to be benign. If you are in good overall health and nodules are discovered incidentally (that is, accidentally) on a study done for some other reason, your nodules are more likely to be benign. Certain descriptions on x-ray studies may also suggest whether or not your nodules are likely to be cancerous. If your nodules are <text:soft-page-break/>described as “calcified” it is more likely that they have a benign cause. In contrast, nodules described as having a “ground glass” appearance are more likely to be malignant.</text:p>
      <text:p text:style-name="Normal_20__28_Web_29_">(It's important to note that <text:a xlink:type="simple" xlink:href="https://www.verywell.com/lung-cancer-in-non-smokers-2249398" text:style-name="Internet_20_link" text:visited-style-name="Visited_20_Internet_20_Link">non-smokers can get lung cancer too</text:a>, and lung cancer in never smokers is actually the 6th leading cause of cancer deaths in the United States.)</text:p>
      <text:h text:style-name="Heading_20_3" text:outline-level="3">Benign vs Malignant Tumors</text:h>
      <text:p text:style-name="Normal_20__28_Web_29_">If you are working with your doctor to determine if a nodule you have is cancer, you're probably very frightened and confused. It probably feels like everyone is speaking in a foreign language as well.   There are several <text:a xlink:type="simple" xlink:href="https://www.verywell.com/lung-nodules-symptoms-causes-and-diagnosis-2249304" text:style-name="Internet_20_link" text:visited-style-name="Visited_20_Internet_20_Link">characteristics doctors look at to try to decide if a nodule is cancerous</text:a>, such as whether or not it has calcifications, whether there is "cavitation" and more.  </text:p>
      <text:p text:style-name="Normal_20__28_Web_29_">This <text:a xlink:type="simple" xlink:href="https://www.verywell.com/benign-vs-malignant-2248793" text:style-name="Internet_20_link" text:visited-style-name="Visited_20_Internet_20_Link">article discusses some of the differences between benign and malignant tumors</text:a>, and may help answer some of your questions as well.</text:p>
      <text:h text:style-name="Heading_20_3" text:outline-level="3">Treatment of Multiple Pulmonary Nodules</text:h>
      <text:p text:style-name="Normal_20__28_Web_29_">The treatment of your nodules will, of course, depend on what they are—the cause. Benign nodules may be left alone, or treated with antiparasitic drugs if due to an infection, or with drugs to treat rheumatoid arthritis in the case of rheumatoid nodules.</text:p>
      <text:p text:style-name="Normal_20__28_Web_29_">If your nodules are due to the spread of cancer, the treatment of the underlying cancer will be the goal of therapy. For some nodules related to the spread of cancer, physicians are evaluating whether or not metastectomy—removing  the nodules—is  helpful. Procedures such as <text:a xlink:type="simple" xlink:href="https://www.verywell.com/what-is-sbrt-2249187" text:style-name="Internet_20_link" text:visited-style-name="Visited_20_Internet_20_Link">stereotactic body radiotherapy (SBRT)</text:a> may be used to treat a single, and sometimes a few, metastases. (The term used only a few metastases is oligometastases.) In some cases, it's been found that this treatment can prolong survival, and in rare cases has even resulted in a cure.</text:p>
      <text:p text:style-name="Normal_20__28_Web_29_"><text:span text:style-name="HTML_20_Cite">Sources</text:span></text:p>
      <text:p text:style-name="Normal_20__28_Web_29_"><text:span text:style-name="T11">Baldwin, D., Callister, M., and Guideline Development Group. </text:span><text:a xlink:type="simple" xlink:href="https://www.ncbi.nlm.nih.gov/pubmed/26135833" text:style-name="Internet_20_link" text:visited-style-name="Visited_20_Internet_20_Link"><text:span text:style-name="T11">The British Thoracic Society guidelines on the investigation and management of pulmonary nodules</text:span></text:a><text:span text:style-name="T11">. </text:span><text:span text:style-name="Emphasis"><text:span text:style-name="T11">Thorax</text:span></text:span><text:span text:style-name="T11">. 2015. 70(8):794-8.</text:span></text:p>
      <text:p text:style-name="Normal_20__28_Web_29_"><text:span text:style-name="T11">Callister, M., and D. Baldwin. </text:span><text:a xlink:type="simple" xlink:href="https://www.ncbi.nlm.nih.gov/pubmed/26711934" text:style-name="Internet_20_link" text:visited-style-name="Visited_20_Internet_20_Link"><text:span text:style-name="T11">How Should Pulmonary Nodules be Optimally Investigated and Managed?</text:span></text:a><text:span text:style-name="T11">. </text:span><text:span text:style-name="Emphasis"><text:span text:style-name="T11">Lung Cancer. 2016. 91:48-55.</text:span></text:span></text:p>
      <text:p text:style-name="Normal_20__28_Web_29_"><text:span text:style-name="Emphasis"><text:span text:style-name="T11">Chen, T., and M. Gould. </text:span></text:span><text:a xlink:type="simple" xlink:href="https://www.ncbi.nlm.nih.gov/pubmed/18506662" text:style-name="Internet_20_link" text:visited-style-name="Visited_20_Internet_20_Link"><text:span text:style-name="T12">Evaluation of patients with small, subcentimeter nodules</text:span></text:a><text:span text:style-name="Emphasis"><text:span text:style-name="T11">. Seminars in Respiratory and Critical Care Medicine. 2008. 29(3):241-7.</text:span></text:span></text:p>
      <text:p text:style-name="Normal_20__28_Web_29_"><text:span text:style-name="Emphasis"><text:span text:style-name="T11">de Hoop, B., van Ginneken, B., Gietema, H., and M. Prokop. </text:span></text:span><text:a xlink:type="simple" xlink:href="https://www.ncbi.nlm.nih.gov/pubmed/22929331" text:style-name="Internet_20_link" text:visited-style-name="Visited_20_Internet_20_Link"><text:span text:style-name="T12">Pulmonary perifissural nodules on CT scans: rapid growth is not a predictor of malignancy</text:span></text:a><text:span text:style-name="Emphasis"><text:span text:style-name="T11">. Radiology. 2012. 265(2):611-6.</text:span></text:span></text:p>
      <text:p text:style-name="Normal_20__28_Web_29_"><text:span text:style-name="Emphasis"><text:span text:style-name="T11">Detterbeck, F., Marom, E., Arenberg, D. et al. </text:span></text:span><text:a xlink:type="simple" xlink:href="https://www.ncbi.nlm.nih.gov/pubmed/26940527" text:style-name="Internet_20_link" text:visited-style-name="Visited_20_Internet_20_Link"><text:span text:style-name="T12">Cancer Presenting as Multiple Nodules with Ground Glass or Lepidic Features or a Pneumonic Type of Involvement in the Forthcoming Eighth Edition of the TNM Classification</text:span></text:a><text:span text:style-name="Emphasis"><text:span text:style-name="T11">. Journal of Thoracic Oncology. 2016. 11(5):666-80.</text:span></text:span></text:p>
      <text:p text:style-name="Normal_20__28_Web_29_"><text:span text:style-name="Emphasis"><text:span text:style-name="T11">Jaklitsch, M., Burt, B., Jett, J., and C. Inquez. </text:span></text:span><text:a xlink:type="simple" xlink:href="http://www.uptodate.com/contents/surgical-resection-of-pulmonary-metastases-benefits-indications-preoperative-evaluation-and-techniques" text:style-name="Internet_20_link" text:visited-style-name="Visited_20_Internet_20_Link"><text:span text:style-name="T12">Surgical resection of pulmonary metastases: Benefits, indications, preoperative evaluation and techniques</text:span></text:a><text:span text:style-name="Emphasis"><text:span text:style-name="T11">. UpToDate. Updated 01/05/16.</text:span></text:span></text:p>
      <text:p text:style-name="Normal_20__28_Web_29_"><text:soft-page-break/><text:span text:style-name="Emphasis"><text:span text:style-name="T11">Mandel, J., and P. Stark. </text:span></text:span><text:a xlink:type="simple" xlink:href="http://www.uptodate.com/contents/differential-diagnosis-and-evaluation-of-multiple-pulmonary-nodules" text:style-name="Internet_20_link" text:visited-style-name="Visited_20_Internet_20_Link"><text:span text:style-name="T12">Differential diagnosis and evaluation of multiple pulmonary nodules</text:span></text:a><text:span text:style-name="Emphasis"><text:span text:style-name="T11"> UpToDate. Updated 01/06/16.</text:span></text:span></text:p>
      <text:p text:style-name="Normal_20__28_Web_29_"><text:span text:style-name="Emphasis"><text:span text:style-name="T11">Ost, D., and M. Gould. </text:span></text:span><text:a xlink:type="simple" xlink:href="https://www.ncbi.nlm.nih.gov/pubmed/21980032" text:style-name="Internet_20_link" text:visited-style-name="Visited_20_Internet_20_Link"><text:span text:style-name="T12">Decision Making in the Patient with Pulmonary Nodules</text:span></text:a><text:span text:style-name="Emphasis"><text:span text:style-name="T11">. American Journal of Respiratory and Critical Care Medicine. 2011 Oct 6. (Epub ahead of print).</text:span></text:span></text:p>
      <text:p text:style-name="Normal_20__28_Web_29_"><text:span text:style-name="Emphasis"><text:span text:style-name="T11">Travaini, L. et al. Roles of computed tomography and [(18)F]fluorodeoxyglucose-positron emission tomography/computed tomography in the characterization of multiple solitary solid lung nodules. Ecancermedicalscience. 2012. 6:266.</text:spa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1"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Subtitle" style:family="paragraph" style:parent-style-name="Standard" style:next-style-name="Standard" style:default-outline-level="" style:class="chapter">
      <style:text-properties fo:color="#5a5a5a" fo:letter-spacing="0.0102in" style:font-name-asian="F" style:font-family-generic-asian="system" style:font-pitch-asian="variabl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b-split"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Subtitle_20_Char" style:display-name="Subtitle Char" style:family="text" style:parent-style-name="Default_20_Paragraph_20_Font">
      <style:text-properties fo:color="#5a5a5a" fo:letter-spacing="0.0102in" style:font-name-asian="F" style:font-family-generic-asian="system" style:font-pitch-asian="variable"/>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yline-name" style:family="text" style:parent-style-name="Default_20_Paragraph_20_Font"/>
    <style:style style:name="comp" style:family="text" style:parent-style-name="Default_20_Paragraph_20_Font"/>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TML_20_Cite" style:display-name="HTML Cite" style:family="text" style:parent-style-name="Default_20_Paragraph_20_Font">
      <style:text-properties fo:font-style="italic" style:font-style-asian="italic" style:font-style-complex="italic"/>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5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6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6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nkine, Steven D CIV DISA IE (US)</meta:initial-creator>
    <dc:creator>Rankine, Steven D CIV DISA IE (US)</dc:creator>
    <meta:editing-cycles>2</meta:editing-cycles>
    <meta:creation-date>2017-01-31T14:26:00</meta:creation-date>
    <dc:date>2017-02-06T20:56:00</dc:date>
    <meta:editing-duration>PT10H11M</meta:editing-duration>
    <meta:generator>LibreOffice/5.1.6.2$Windows_x86 LibreOffice_project/07ac168c60a517dba0f0d7bc7540f5afa45f0909</meta:generator>
    <meta:document-statistic meta:table-count="1" meta:image-count="0" meta:object-count="2" meta:page-count="9" meta:paragraph-count="204" meta:word-count="2861" meta:character-count="17459" meta:non-whitespace-character-count="14715"/>
    <meta:user-defined meta:name="AppVersion">15.0000</meta:user-defined>
    <meta:user-defined meta:name="Company">U.S. Department of Defens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2/content.xml><?xml version="1.0" encoding="utf-8"?>
<math xmlns="http://www.w3.org/1998/Math/MathML" display="block">
  <semantics>
    <mrow>
      <mrow>
        <mi mathvariant="italic">HU</mi>
        <mo stretchy="false">=</mo>
        <mn>1000</mn>
      </mrow>
      <mi>×</mi>
      <mfrac>
        <mrow>
          <mi>μ</mi>
          <mo stretchy="false">−</mo>
          <msub>
            <mi>μ</mi>
            <mi mathvariant="italic">water</mi>
          </msub>
        </mrow>
        <mrow>
          <msub>
            <mi>μ</mi>
            <mi mathvariant="italic">water</mi>
          </msub>
          <mo stretchy="false">−</mo>
          <msub>
            <mi>μ</mi>
            <mi mathvariant="italic">air</mi>
          </msub>
        </mrow>
      </mfrac>
    </mrow>
    <annotation encoding="StarMath 5.0">HU=1000× {μ- {μ} rsub {water}} over {{μ} rsub {water} - {μ} rsub {air}}</annotation>
  </semantics>
</math>
</file>

<file path=Object 4/content.xml><?xml version="1.0" encoding="utf-8"?>
<math xmlns="http://www.w3.org/1998/Math/MathML" display="block">
  <semantics>
    <mrow>
      <msub>
        <msub>
          <mi mathvariant="italic">pixel</mi>
          <mi mathvariant="italic">value</mi>
        </msub>
        <mi mathvariant="italic">HU</mi>
      </msub>
      <mo stretchy="false">=</mo>
      <mrow>
        <mrow>
          <msub>
            <msub>
              <mi mathvariant="italic">pixel</mi>
              <mi mathvariant="italic">value</mi>
            </msub>
            <mi mathvariant="italic">CT</mi>
          </msub>
          <mo stretchy="false">∗</mo>
          <mi mathvariant="italic">slope</mi>
        </mrow>
        <mo stretchy="false">+</mo>
        <mi mathvariant="italic">intercept</mi>
      </mrow>
    </mrow>
    <annotation encoding="StarMath 5.0">{pixel_value} rsub {HU} = {pixel_value} rsub {CT} *slope+intercept</annotation>
  </semantics>
</math>
</file>